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Title">
      <style:text-properties officeooo:rsid="0005b05e" officeooo:paragraph-rsid="0005b05e"/>
    </style:style>
    <style:style style:name="P2" style:family="paragraph" style:parent-style-name="Text_20_body">
      <style:text-properties officeooo:rsid="0005b05e" officeooo:paragraph-rsid="0005b05e"/>
    </style:style>
    <style:style style:name="P3" style:family="paragraph" style:parent-style-name="Preformatted_20_Text" style:list-style-name="L1">
      <style:text-properties fo:background-color="#00a933"/>
    </style:style>
    <style:style style:name="P4" style:family="paragraph" style:parent-style-name="Preformatted_20_Text" style:list-style-name="L1">
      <style:text-properties fo:background-color="#00a933"/>
    </style:style>
    <style:style style:name="P5" style:family="paragraph" style:parent-style-name="Preformatted_20_Text" style:list-style-name="L1">
      <style:text-properties fo:background-color="#ffff00"/>
    </style:style>
    <style:style style:name="P6" style:family="paragraph" style:parent-style-name="Preformatted_20_Text" style:list-style-name="L1"/>
    <style:style style:name="P7" style:family="paragraph" style:parent-style-name="Preformatted_20_Text">
      <style:text-properties officeooo:rsid="0003b641" officeooo:paragraph-rsid="0003b641"/>
    </style:style>
    <style:style style:name="T1" style:family="text">
      <style:text-properties officeooo:rsid="00010b44"/>
    </style:style>
    <style:style style:name="T2" style:family="text">
      <style:text-properties officeooo:rsid="0006ed6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le Scanner Acceptance Tests</text:p>
      <text:p text:style-name="P2"/>
      <text:list text:style-name="L1">
        <text:list-item>
          <text:p text:style-name="P3">run without any arguments: expect basic usage screen. result good</text:p>
        </text:list-item>
        <text:list-item>
          <text:p text:style-name="P3">run with -h|--help expect full usage screen. result good</text:p>
        </text:list-item>
        <text:list-item>
          <text:p text:style-name="P3">run with -v|--version expect version information (and set file options?). result good</text:p>
        </text:list-item>
        <text:list-item>
          <text:p text:style-name="P3">run with -s initial condition is the persistent database is empty, expect the database to be initialized. result: good</text:p>
        </text:list-item>
        <text:list-item>
          <text:p text:style-name="P3">run with -s initial condition is good database. expect database to be populated with hashed files. result populated database, no file menegement ops. good</text:p>
        </text:list-item>
        <text:list-item>
          <text:p text:style-name="P3">run with -s|--sreport to get a report of what the filesystem looks like, no actions to be performed. result Ok. The wording needs to be conditional. Currently, the report sais the files have been managed.</text:p>
        </text:list-item>
        <text:list-item>
          <text:p text:style-name="P4">run with -s a second time to see if the database created above gets poluted with duplicate entries. Result <text:span text:style-name="T1">Good</text:span>. As a final change, the schema should support a unique constraint on both the name and parent columns together. Closing note, the schema was changed to support a constrains with both the name and parent.</text:p>
        </text:list-item>
        <text:list-item>
          <text:p text:style-name="P5">run with -a|--archive to perform the archive function in the target directory. Result dirs should be converted to tared and encrypted containers. the old dirs should be removed: fail THis failed initially as the dir to operate on wasn't found for a lack of leading path. <text:span text:style-name="T2">[Left off as the tar and encryption started to work. I didn’t have time to fully proof it out, but it should be working with another run through. ]</text:span></text:p>
        </text:list-item>
        <text:list-item>
          <text:p text:style-name="P6">run with -r|remove to perform removal of a compressed directory's tar file without doing something strange like removing the wrong thing. Note that this feature is the exact behavior ransomeware would perform, and as such may require code signing.</text:p>
        </text:list-item>
      </text:list>
      <text:p text:style-name="Preformatted_20_Text"/>
      <text:p text:style-name="P7">For the file dates, I’m setting the modified times, and using the database for the source of configured ages. At the time of writing, stale is 180 days, and old is 7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05T19:56:24.920911461</dc:date>
    <meta:editing-duration>P2DT2H45M53S</meta:editing-duration>
    <meta:editing-cycles>5</meta:editing-cycles>
    <meta:generator>LibreOffice/24.8.4.2$MacOSX_AARCH64 LibreOffice_project/bb3cfa12c7b1bf994ecc5649a80400d06cd71002</meta:generator>
    <meta:document-statistic meta:table-count="0" meta:image-count="0" meta:object-count="0" meta:page-count="1" meta:paragraph-count="11" meta:word-count="327" meta:character-count="1877" meta:non-whitespace-character-count="1574"/>
  </office:meta>
</office:document-meta>
</file>